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d0872" officeooo:paragraph-rsid="001d0872"/>
    </style:style>
    <style:style style:name="P2" style:family="paragraph" style:parent-style-name="Text_20_body">
      <style:text-properties officeooo:rsid="001d654f" officeooo:paragraph-rsid="001d654f"/>
    </style:style>
    <style:style style:name="P3" style:family="paragraph" style:parent-style-name="Text_20_body">
      <style:text-properties officeooo:rsid="001d654f" officeooo:paragraph-rsid="001ef5ff"/>
    </style:style>
    <style:style style:name="P4" style:family="paragraph" style:parent-style-name="Text_20_body">
      <style:text-properties officeooo:rsid="001ef5ff" officeooo:paragraph-rsid="001ef5ff"/>
    </style:style>
    <style:style style:name="P5" style:family="paragraph" style:parent-style-name="Text_20_body">
      <style:text-properties officeooo:paragraph-rsid="001ef5ff"/>
    </style:style>
    <style:style style:name="P6" style:family="paragraph" style:parent-style-name="Text_20_body">
      <style:text-properties officeooo:rsid="00240731" officeooo:paragraph-rsid="00240731"/>
    </style:style>
    <style:style style:name="P7" style:family="paragraph" style:parent-style-name="Text_20_body">
      <style:text-properties officeooo:rsid="00240731" officeooo:paragraph-rsid="0024ad89"/>
    </style:style>
    <style:style style:name="P8" style:family="paragraph" style:parent-style-name="Text_20_body">
      <style:text-properties officeooo:rsid="0024ad89" officeooo:paragraph-rsid="0025f266"/>
    </style:style>
    <style:style style:name="P9" style:family="paragraph" style:parent-style-name="Text_20_body">
      <style:text-properties officeooo:rsid="0024ad89" officeooo:paragraph-rsid="0043a677"/>
    </style:style>
    <style:style style:name="P10" style:family="paragraph" style:parent-style-name="Text_20_body">
      <style:text-properties officeooo:rsid="0025f266" officeooo:paragraph-rsid="0025f266"/>
    </style:style>
    <style:style style:name="P11" style:family="paragraph" style:parent-style-name="Text_20_body">
      <style:text-properties officeooo:rsid="0025f266" officeooo:paragraph-rsid="0046993a"/>
    </style:style>
    <style:style style:name="P12" style:family="paragraph" style:parent-style-name="Text_20_body">
      <style:text-properties officeooo:rsid="002c52a4" officeooo:paragraph-rsid="002c52a4"/>
    </style:style>
    <style:style style:name="P13" style:family="paragraph" style:parent-style-name="Text_20_body">
      <style:text-properties officeooo:rsid="002c52a4" officeooo:paragraph-rsid="002fef8e"/>
    </style:style>
    <style:style style:name="P14" style:family="paragraph" style:parent-style-name="Text_20_body">
      <style:text-properties officeooo:rsid="002ab640" officeooo:paragraph-rsid="002fef8e"/>
    </style:style>
    <style:style style:name="P15" style:family="paragraph" style:parent-style-name="Text_20_body">
      <style:text-properties officeooo:rsid="002b8c23" officeooo:paragraph-rsid="0035d32c"/>
    </style:style>
    <style:style style:name="P16" style:family="paragraph" style:parent-style-name="Text_20_body">
      <style:text-properties officeooo:rsid="002b8c23" officeooo:paragraph-rsid="0035fc3c"/>
    </style:style>
    <style:style style:name="P17" style:family="paragraph" style:parent-style-name="Text_20_body">
      <style:text-properties officeooo:rsid="00299bb8" officeooo:paragraph-rsid="003448e7"/>
    </style:style>
    <style:style style:name="P18" style:family="paragraph" style:parent-style-name="Text_20_body">
      <style:text-properties officeooo:rsid="00299bb8" officeooo:paragraph-rsid="0034bbca"/>
    </style:style>
    <style:style style:name="P19" style:family="paragraph" style:parent-style-name="Text_20_body">
      <style:text-properties officeooo:paragraph-rsid="002fef8e"/>
    </style:style>
    <style:style style:name="P20" style:family="paragraph" style:parent-style-name="Text_20_body">
      <style:text-properties officeooo:paragraph-rsid="0031bd15"/>
    </style:style>
    <style:style style:name="P21" style:family="paragraph" style:parent-style-name="Text_20_body">
      <style:text-properties officeooo:rsid="0031bd15" officeooo:paragraph-rsid="0031bd15"/>
    </style:style>
    <style:style style:name="P22" style:family="paragraph" style:parent-style-name="Text_20_body">
      <style:text-properties officeooo:paragraph-rsid="00333302"/>
    </style:style>
    <style:style style:name="P23" style:family="paragraph" style:parent-style-name="Text_20_body">
      <style:text-properties officeooo:rsid="0034bbca" officeooo:paragraph-rsid="0035abe4"/>
    </style:style>
    <style:style style:name="P24" style:family="paragraph" style:parent-style-name="Text_20_body">
      <style:text-properties officeooo:paragraph-rsid="0034bbca"/>
    </style:style>
    <style:style style:name="P25" style:family="paragraph" style:parent-style-name="Text_20_body">
      <style:text-properties officeooo:rsid="0035d32c" officeooo:paragraph-rsid="0035d32c"/>
    </style:style>
    <style:style style:name="P26" style:family="paragraph" style:parent-style-name="Text_20_body">
      <style:text-properties officeooo:paragraph-rsid="0035d32c"/>
    </style:style>
    <style:style style:name="P27" style:family="paragraph" style:parent-style-name="Text_20_body">
      <style:text-properties officeooo:rsid="0035fc3c" officeooo:paragraph-rsid="0035fc3c"/>
    </style:style>
    <style:style style:name="P28" style:family="paragraph" style:parent-style-name="Text_20_body">
      <style:text-properties officeooo:rsid="00365e2a" officeooo:paragraph-rsid="00365e2a"/>
    </style:style>
    <style:style style:name="P29" style:family="paragraph" style:parent-style-name="Text_20_body">
      <style:text-properties officeooo:paragraph-rsid="00374278"/>
    </style:style>
    <style:style style:name="P30" style:family="paragraph" style:parent-style-name="Text_20_body">
      <style:text-properties officeooo:rsid="00374278" officeooo:paragraph-rsid="00374278"/>
    </style:style>
    <style:style style:name="P31" style:family="paragraph" style:parent-style-name="Text_20_body">
      <style:text-properties officeooo:rsid="0037a945" officeooo:paragraph-rsid="0037a945"/>
    </style:style>
    <style:style style:name="P32" style:family="paragraph" style:parent-style-name="Text_20_body">
      <style:text-properties officeooo:rsid="002122a5" officeooo:paragraph-rsid="00400aaf"/>
    </style:style>
    <style:style style:name="P33" style:family="paragraph" style:parent-style-name="Text_20_body">
      <style:text-properties officeooo:rsid="002122a5" officeooo:paragraph-rsid="004107c8"/>
    </style:style>
    <style:style style:name="P34" style:family="paragraph" style:parent-style-name="Text_20_body">
      <style:text-properties officeooo:rsid="0039e5b1" officeooo:paragraph-rsid="0039e5b1"/>
    </style:style>
    <style:style style:name="P35" style:family="paragraph" style:parent-style-name="Text_20_body">
      <style:text-properties officeooo:paragraph-rsid="0039e5b1"/>
    </style:style>
    <style:style style:name="P36" style:family="paragraph" style:parent-style-name="Text_20_body">
      <style:text-properties officeooo:rsid="003bc07e" officeooo:paragraph-rsid="003bc07e"/>
    </style:style>
    <style:style style:name="P37" style:family="paragraph" style:parent-style-name="Text_20_body">
      <style:text-properties officeooo:rsid="003d196e" officeooo:paragraph-rsid="003d196e"/>
    </style:style>
    <style:style style:name="P38" style:family="paragraph" style:parent-style-name="Text_20_body">
      <style:text-properties officeooo:rsid="003dde1b" officeooo:paragraph-rsid="003dde1b"/>
    </style:style>
    <style:style style:name="P39" style:family="paragraph" style:parent-style-name="Text_20_body">
      <style:text-properties officeooo:rsid="003ea5f4" officeooo:paragraph-rsid="003ea5f4"/>
    </style:style>
    <style:style style:name="P40" style:family="paragraph" style:parent-style-name="Text_20_body">
      <style:text-properties officeooo:rsid="0022ed1f" officeooo:paragraph-rsid="00400aaf"/>
    </style:style>
    <style:style style:name="P41" style:family="paragraph" style:parent-style-name="Text_20_body">
      <style:text-properties officeooo:rsid="00400aaf" officeooo:paragraph-rsid="00400aaf"/>
    </style:style>
    <style:style style:name="P42" style:family="paragraph" style:parent-style-name="Text_20_body">
      <style:text-properties officeooo:rsid="004107c8" officeooo:paragraph-rsid="004107c8"/>
    </style:style>
    <style:style style:name="P43" style:family="paragraph" style:parent-style-name="Text_20_body">
      <style:text-properties officeooo:rsid="0041c003" officeooo:paragraph-rsid="00452968"/>
    </style:style>
    <style:style style:name="P44" style:family="paragraph" style:parent-style-name="Text_20_body">
      <style:text-properties officeooo:rsid="004666cc" officeooo:paragraph-rsid="004666cc"/>
    </style:style>
    <style:style style:name="P45" style:family="paragraph" style:parent-style-name="Text_20_body">
      <style:text-properties officeooo:rsid="0046993a" officeooo:paragraph-rsid="0046993a"/>
    </style:style>
    <style:style style:name="P46" style:family="paragraph" style:parent-style-name="Text_20_body">
      <style:text-properties officeooo:rsid="00481510" officeooo:paragraph-rsid="00481510"/>
    </style:style>
    <style:style style:name="P47" style:family="paragraph" style:parent-style-name="Text_20_body">
      <style:text-properties officeooo:paragraph-rsid="00496f6c"/>
    </style:style>
    <style:style style:name="P48" style:family="paragraph" style:parent-style-name="Text_20_body">
      <style:text-properties officeooo:rsid="0034bbca" officeooo:paragraph-rsid="0034bbca"/>
    </style:style>
    <style:style style:name="P49" style:family="paragraph" style:parent-style-name="Text_20_body">
      <style:text-properties officeooo:rsid="0034bbca" officeooo:paragraph-rsid="002fef8e"/>
    </style:style>
    <style:style style:name="P50" style:family="paragraph" style:parent-style-name="Text_20_body">
      <style:text-properties officeooo:rsid="0035fc3c" officeooo:paragraph-rsid="00365e2a"/>
    </style:style>
    <style:style style:name="P51" style:family="paragraph" style:parent-style-name="Text_20_body">
      <style:text-properties officeooo:rsid="00365e2a" officeooo:paragraph-rsid="002fef8e"/>
    </style:style>
    <style:style style:name="P52" style:family="paragraph" style:parent-style-name="Text_20_body">
      <style:text-properties officeooo:rsid="002c52a4" officeooo:paragraph-rsid="002fef8e"/>
    </style:style>
    <style:style style:name="P53" style:family="paragraph" style:parent-style-name="Text_20_body" style:list-style-name="L1">
      <style:text-properties officeooo:paragraph-rsid="0039e5b1"/>
    </style:style>
    <style:style style:name="P54" style:family="paragraph" style:parent-style-name="Text_20_body" style:list-style-name="L1">
      <style:text-properties officeooo:rsid="0039e5b1" officeooo:paragraph-rsid="0039e5b1"/>
    </style:style>
    <style:style style:name="P55" style:family="paragraph" style:parent-style-name="Text_20_body">
      <style:text-properties fo:language="en" fo:country="US" officeooo:rsid="003d307f" officeooo:paragraph-rsid="003d307f"/>
    </style:style>
    <style:style style:name="P56" style:family="paragraph" style:parent-style-name="Text_20_body">
      <style:text-properties fo:language="en" fo:country="US" officeooo:rsid="003ea5f4" officeooo:paragraph-rsid="003ea5f4"/>
    </style:style>
    <style:style style:name="P57" style:family="paragraph" style:parent-style-name="Text_20_body" style:list-style-name="L2">
      <style:text-properties officeooo:rsid="002122a5" officeooo:paragraph-rsid="004107c8"/>
    </style:style>
    <style:style style:name="P58" style:family="paragraph" style:parent-style-name="Text_20_body" style:list-style-name="L2">
      <style:text-properties officeooo:rsid="004107c8" officeooo:paragraph-rsid="004107c8"/>
    </style:style>
    <style:style style:name="P59" style:family="paragraph" style:parent-style-name="Text_20_body">
      <style:text-properties officeooo:rsid="0041c003" officeooo:paragraph-rsid="0041c003"/>
    </style:style>
    <style:style style:name="P60" style:family="paragraph" style:parent-style-name="Text_20_body" style:list-style-name="L3">
      <style:text-properties officeooo:rsid="0024ad89" officeooo:paragraph-rsid="0043a677"/>
    </style:style>
    <style:style style:name="P61" style:family="paragraph" style:parent-style-name="Text_20_body">
      <style:text-properties officeooo:rsid="00452968" officeooo:paragraph-rsid="00452968"/>
    </style:style>
    <style:style style:name="P62" style:family="paragraph" style:parent-style-name="Heading_20_1">
      <style:text-properties fo:language="en" fo:country="US" officeooo:rsid="001d0872" officeooo:paragraph-rsid="001d0872"/>
    </style:style>
    <style:style style:name="P63" style:family="paragraph" style:parent-style-name="Heading_20_1">
      <style:text-properties officeooo:rsid="0046ebc5" officeooo:paragraph-rsid="0046ebc5"/>
    </style:style>
    <style:style style:name="P64" style:family="paragraph" style:parent-style-name="Heading_20_2">
      <style:text-properties officeooo:rsid="003ea5f4" officeooo:paragraph-rsid="003ea5f4"/>
    </style:style>
    <style:style style:name="P65" style:family="paragraph" style:parent-style-name="Heading_20_2">
      <style:text-properties officeooo:paragraph-rsid="002c52a4"/>
    </style:style>
    <style:style style:name="P66" style:family="paragraph" style:parent-style-name="Heading_20_2">
      <style:text-properties officeooo:rsid="0046ebc5" officeooo:paragraph-rsid="0046ebc5"/>
    </style:style>
    <style:style style:name="P67" style:family="paragraph" style:parent-style-name="Heading_20_3">
      <style:text-properties officeooo:paragraph-rsid="002fef8e"/>
    </style:style>
    <style:style style:name="P68" style:family="paragraph" style:parent-style-name="Heading_20_3">
      <style:text-properties officeooo:rsid="003882ea" officeooo:paragraph-rsid="003882ea"/>
    </style:style>
    <style:style style:name="P69" style:family="paragraph" style:parent-style-name="Heading_20_3">
      <style:text-properties officeooo:paragraph-rsid="00400aaf"/>
    </style:style>
    <style:style style:name="P70" style:family="paragraph" style:parent-style-name="Heading_20_3">
      <style:text-properties officeooo:rsid="00496f6c"/>
    </style:style>
    <style:style style:name="P71" style:family="paragraph" style:parent-style-name="Heading_20_4">
      <style:text-properties officeooo:paragraph-rsid="002fef8e"/>
    </style:style>
    <style:style style:name="P72" style:family="paragraph" style:parent-style-name="Heading_20_4">
      <style:text-properties officeooo:paragraph-rsid="0035d32c"/>
    </style:style>
    <style:style style:name="P73" style:family="paragraph" style:parent-style-name="Heading_20_4">
      <style:text-properties officeooo:rsid="00374278" officeooo:paragraph-rsid="00374278"/>
    </style:style>
    <style:style style:name="P74" style:family="paragraph" style:parent-style-name="Heading_20_4">
      <style:text-properties officeooo:rsid="003d307f"/>
    </style:style>
    <style:style style:name="P75" style:family="paragraph" style:parent-style-name="Heading_20_4">
      <style:text-properties officeooo:paragraph-rsid="00400aaf"/>
    </style:style>
    <style:style style:name="P76" style:family="paragraph" style:parent-style-name="Heading_20_4">
      <style:text-properties officeooo:paragraph-rsid="004107c8"/>
    </style:style>
    <style:style style:name="T1" style:family="text">
      <style:text-properties officeooo:rsid="001d0872"/>
    </style:style>
    <style:style style:name="T2" style:family="text">
      <style:text-properties fo:language="en" fo:country="US"/>
    </style:style>
    <style:style style:name="T3" style:family="text">
      <style:text-properties fo:language="en" fo:country="US" officeooo:rsid="001ef5ff"/>
    </style:style>
    <style:style style:name="T4" style:family="text">
      <style:text-properties fo:language="en" fo:country="US" officeooo:rsid="002042ba"/>
    </style:style>
    <style:style style:name="T5" style:family="text">
      <style:text-properties fo:language="en" fo:country="US" officeooo:rsid="002fef8e"/>
    </style:style>
    <style:style style:name="T6" style:family="text">
      <style:text-properties fo:language="en" fo:country="US" officeooo:rsid="0031bd15"/>
    </style:style>
    <style:style style:name="T7" style:family="text">
      <style:text-properties fo:language="en" fo:country="US" officeooo:rsid="00333302"/>
    </style:style>
    <style:style style:name="T8" style:family="text">
      <style:text-properties fo:language="en" fo:country="US" fo:font-weight="bold" officeooo:rsid="0031bd15" style:font-weight-asian="bold" style:font-weight-complex="bold"/>
    </style:style>
    <style:style style:name="T9" style:family="text">
      <style:text-properties fo:language="en" fo:country="US" officeooo:rsid="003ea5f4"/>
    </style:style>
    <style:style style:name="T10" style:family="text">
      <style:text-properties fo:language="en" fo:country="US" officeooo:rsid="004bfcbb"/>
    </style:style>
    <style:style style:name="T11" style:family="text">
      <style:text-properties officeooo:rsid="001d654f"/>
    </style:style>
    <style:style style:name="T12" style:family="text">
      <style:text-properties officeooo:rsid="001ef5ff"/>
    </style:style>
    <style:style style:name="T13" style:family="text">
      <style:text-properties officeooo:rsid="0022ed1f"/>
    </style:style>
    <style:style style:name="T14" style:family="text">
      <style:text-properties officeooo:rsid="00240731"/>
    </style:style>
    <style:style style:name="T15" style:family="text">
      <style:text-properties officeooo:rsid="0024ad89"/>
    </style:style>
    <style:style style:name="T16" style:family="text">
      <style:text-properties officeooo:rsid="0025f266"/>
    </style:style>
    <style:style style:name="T17" style:family="text">
      <style:text-properties officeooo:rsid="002ab640"/>
    </style:style>
    <style:style style:name="T18" style:family="text">
      <style:text-properties officeooo:rsid="002b8c23"/>
    </style:style>
    <style:style style:name="T19" style:family="text">
      <style:text-properties officeooo:rsid="002c52a4"/>
    </style:style>
    <style:style style:name="T20" style:family="text">
      <style:text-properties officeooo:rsid="002d106d"/>
    </style:style>
    <style:style style:name="T21" style:family="text">
      <style:text-properties officeooo:rsid="002fef8e"/>
    </style:style>
    <style:style style:name="T22" style:family="text">
      <style:text-properties officeooo:rsid="00333302"/>
    </style:style>
    <style:style style:name="T23" style:family="text">
      <style:text-properties fo:font-weight="bold" style:font-weight-asian="bold" style:font-weight-complex="bold"/>
    </style:style>
    <style:style style:name="T24" style:family="text">
      <style:text-properties fo:font-weight="bold" officeooo:rsid="003448e7" style:font-weight-asian="bold" style:font-weight-complex="bold"/>
    </style:style>
    <style:style style:name="T25" style:family="text">
      <style:text-properties fo:font-weight="bold" officeooo:rsid="0035abe4" style:font-weight-asian="bold" style:font-weight-complex="bold"/>
    </style:style>
    <style:style style:name="T26" style:family="text">
      <style:text-properties fo:font-weight="bold" officeooo:rsid="00400aaf" style:font-weight-asian="bold" style:font-weight-complex="bold"/>
    </style:style>
    <style:style style:name="T27" style:family="text">
      <style:text-properties fo:font-weight="bold" officeooo:rsid="0043a677" style:font-weight-asian="bold" style:font-weight-complex="bold"/>
    </style:style>
    <style:style style:name="T28" style:family="text">
      <style:text-properties officeooo:rsid="003448e7"/>
    </style:style>
    <style:style style:name="T29" style:family="text">
      <style:text-properties officeooo:rsid="0034bbca"/>
    </style:style>
    <style:style style:name="T30" style:family="text">
      <style:text-properties officeooo:rsid="0035abe4"/>
    </style:style>
    <style:style style:name="T31" style:family="text">
      <style:text-properties fo:font-weight="normal" style:font-weight-asian="normal" style:font-weight-complex="normal"/>
    </style:style>
    <style:style style:name="T32" style:family="text">
      <style:text-properties fo:font-weight="normal" officeooo:rsid="003448e7" style:font-weight-asian="normal" style:font-weight-complex="normal"/>
    </style:style>
    <style:style style:name="T33" style:family="text">
      <style:text-properties fo:font-weight="normal" officeooo:rsid="0035abe4" style:font-weight-asian="normal" style:font-weight-complex="normal"/>
    </style:style>
    <style:style style:name="T34" style:family="text">
      <style:text-properties fo:font-weight="normal" officeooo:rsid="0043a677" style:font-weight-asian="normal" style:font-weight-complex="normal"/>
    </style:style>
    <style:style style:name="T35" style:family="text">
      <style:text-properties officeooo:rsid="0035d32c"/>
    </style:style>
    <style:style style:name="T36" style:family="text">
      <style:text-properties officeooo:rsid="0035fc3c"/>
    </style:style>
    <style:style style:name="T37" style:family="text">
      <style:text-properties officeooo:rsid="00374278"/>
    </style:style>
    <style:style style:name="T38" style:family="text">
      <style:text-properties officeooo:rsid="0037a945"/>
    </style:style>
    <style:style style:name="T39" style:family="text">
      <style:text-properties officeooo:rsid="0039e5b1"/>
    </style:style>
    <style:style style:name="T40" style:family="text">
      <style:text-properties officeooo:rsid="003bc07e"/>
    </style:style>
    <style:style style:name="T41" style:family="text">
      <style:text-properties officeooo:rsid="003c5618"/>
    </style:style>
    <style:style style:name="T42" style:family="text">
      <style:text-properties officeooo:rsid="003d307f"/>
    </style:style>
    <style:style style:name="T43" style:family="text">
      <style:text-properties officeooo:rsid="003ea5f4"/>
    </style:style>
    <style:style style:name="T44" style:family="text">
      <style:text-properties officeooo:rsid="00400aaf"/>
    </style:style>
    <style:style style:name="T45" style:family="text">
      <style:text-properties officeooo:rsid="004107c8"/>
    </style:style>
    <style:style style:name="T46" style:family="text">
      <style:text-properties officeooo:rsid="0041c003"/>
    </style:style>
    <style:style style:name="T47" style:family="text">
      <style:text-properties officeooo:rsid="0043a677"/>
    </style:style>
    <style:style style:name="T48" style:family="text">
      <style:text-properties officeooo:rsid="004666cc"/>
    </style:style>
    <style:style style:name="T49" style:family="text">
      <style:text-properties officeooo:rsid="0046993a"/>
    </style:style>
    <style:style style:name="T50" style:family="text">
      <style:text-properties officeooo:rsid="00496f6c"/>
    </style:style>
    <style:style style:name="T51" style:family="text">
      <style:text-properties officeooo:rsid="004bc670"/>
    </style:style>
    <style:style style:name="T52" style:family="text">
      <style:text-properties officeooo:rsid="004df7fd"/>
    </style:style>
    <style:style style:name="T53" style:family="text">
      <style:text-properties officeooo:rsid="004fff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j</text:span>BPM-NRP Functional Requirements</text:p>
      <text:p text:style-name="P1">The jBPM-NRP project provides software that can be used to define, co-ordinate and evolve Networked Economic Collaborations. A Networked Economic Collaborations is any type of collaboration that has the goal to generate economic benefit for all its participants. </text:p>
      <text:p text:style-name="P1">Many different type<text:span text:style-name="T51">s</text:span> of Networked Economic Collaborations are possible. However, it is not the purpose of this document to explore these in detail. For a more detailed overview of the theory behind the Networked Economy, please take some time to read the associated document “NetworkedEconomy.odt.” </text:p>
      <text:p text:style-name="P1">For the purposes of this document however, it is only important to understand how Networked Economic Collaborations differ from traditional <text:span text:style-name="T11">P</text:span>rofit-<text:span text:style-name="T11">D</text:span>riven <text:span text:style-name="T11">E</text:span>nterprises.</text:p>
      <text:p text:style-name="P2">1. For the Profit-Driven Enterprise, its own existence depends heavily o<text:span text:style-name="T51">n the</text:span> profit of the enterprise. For a Networked Economic Collaboration, its own existence depends entirely on whether all Participants continue to experience economic gain.</text:p>
      <text:p text:style-name="P2">2. Software solutions that assist the Profit-Driven Enterprise describe the problem domain from the perspective of a single Economic Agent: the enterprise itself. Software solutions that assist Networked Economic Collaborations pay equal attention to the point of view of every participating Economic Agent.</text:p>
      <text:p text:style-name="P2">3. <text:span text:style-name="T14">The t</text:span>raditional Profit-Driven Enterprise rel<text:span text:style-name="T14">ies </text:span>on a linear value chain originating from its suppliers, flowing through its employees who are tasked with adding value, and culminating in its offering to its customers. In a Networked Economic Collaboration, value flows reciprocally, and any participant could be either a supplier or <text:s/>a customer, depending on how the exchange is punctuated.</text:p>
      <text:p text:style-name="P6">4. In order to reduce risk for its share holders, the traditional Profit-Driven Enterprise has a preference for more rigid, longer term contracts with reliable suppliers and customers. Networked Economic Collaborations instead show a preference for shorter term contracts, instead relying on the the reputation of participants in the network to reduce risk.</text:p>
      <text:p text:style-name="P3">Traditional software solutions such as Enterprise Resource Planning suites provide excellent support for the Profit-Driven Enterprise. However, <text:span text:style-name="T12">these solutions are of little value to Networked Economic Collaborations primarily for two reasons:</text:span></text:p>
      <text:p text:style-name="P4">1. They are too highly priced for Networked Economic Collaborations where no single party can be perceived to receive a disproportionate amount economic gain.</text:p>
      <text:p text:style-name="P4">2. Their design was intended for the linear value flows of the traditional supply chain, and as such it is simply not flexible enough for the inherently non-linear nature of highly complex, reciprocal, Networked Economic Collaborations.</text:p>
      <text:p text:style-name="P4">It is this gap that jBPM-NRP fills. jBPM-NRP was designed from the ground up to support adaptive complex collaborations.</text:p>
      <text:h text:style-name="P62" text:outline-level="1"><text:soft-page-break/>Problem Domain</text:h>
      <text:p text:style-name="P5"><text:span text:style-name="T2">This section provides an overview of the concepts that are used to define, co-ordinate </text:span><text:span text:style-name="T3">and evolve </text:span><text:span text:style-name="T2">Networked Economic Collaborations. </text:span><text:span text:style-name="T3">Even though most of today's </text:span><text:span text:style-name="T2">business management theor</text:span><text:span text:style-name="T3">ies took the Profit-Driven Enterprise as a point of departure, some of these theories and methods are starting to develop concepts that are also very applicable to Networked Economic Collaborations</text:span><text:span text:style-name="T2">. </text:span></text:p>
      <text:p text:style-name="P20"><text:span text:style-name="T2">Of particular interest are Value Network Analysis and Lean Value Stream Mapping, both originating from the systems thinking school of thought. </text:span><text:span text:style-name="T3">The R</text:span><text:span text:style-name="T2">esources Events and Agents </text:span><text:span text:style-name="T3">method </text:span><text:span text:style-name="T2">offer</text:span><text:span text:style-name="T3">s</text:span><text:span text:style-name="T2"> a simplified </text:span><text:span text:style-name="T3">yet generalized </text:span><text:span text:style-name="T2">accounting approach </text:span><text:span text:style-name="T3">that is also applicable to Networked Economic Collaborations</text:span><text:span text:style-name="T2">. </text:span><text:span text:style-name="T3">R</text:span><text:span text:style-name="T2">epresentatives </text:span><text:span text:style-name="T5">of </text:span><text:span text:style-name="T2">these different </text:span><text:span text:style-name="T5">business management</text:span><text:span text:style-name="T2"> schools </text:span><text:span text:style-name="T5">of thought </text:span><text:span text:style-name="T3">collaborated </text:span><text:span text:style-name="T2">under the </text:span><text:span text:style-name="T3">oversight of the </text:span><text:span text:style-name="T2">Object Management Group to define a </text:span><text:span text:style-name="T5">unified ontology and an associated visual modeling language representing their ideas. This </text:span><text:span text:style-name="T2">new modeling language, Value Delivery Modeling Language </text:span><text:span text:style-name="T3">(VDML)</text:span><text:span text:style-name="T2"> </text:span><text:span text:style-name="T6">offers a lot of conceptual material applicable </text:span><text:span text:style-name="T3">to Networked Economic Collaborations</text:span><text:span text:style-name="T2">. For this reason, jBPM NRP </text:span><text:span text:style-name="T3">has </text:span><text:span text:style-name="T2">take</text:span><text:span text:style-name="T3">n</text:span><text:span text:style-name="T2"> </text:span><text:span text:style-name="T6">the </text:span><text:span text:style-name="T2">VDML </text:span><text:span text:style-name="T6">ontology </text:span><text:span text:style-name="T2">as its point of departure </text:span><text:span text:style-name="T6">in defining and co-ordinating Networked Economic Collaborations.</text:span></text:p>
      <text:p text:style-name="P20"><text:span text:style-name="T6">The VDML specification describes VDML as a business modeling language that, similar to <text:s/>business process modeling languages, offers a perspective on a business collaboration, looking at the roles, activities and flows make up the collaboration. However, “VDML provides a </text:span><text:span text:style-name="T8">higher level of abstraction</text:span><text:span text:style-name="T6"> of business activity to focus on statistical characteristics of activities, resources, deliverables and value contributions … <text:s/>to provide an </text:span><text:span text:style-name="T8">enterprise-level perspective</text:span><text:span text:style-name="T6"> on the operation of the business.” For the purposes of defining an ontology for Networked Economic Collaborations, two caveats need to be highlighted:</text:span></text:p>
      <text:p text:style-name="P21"><text:span text:style-name="T6">1. </text:span><text:span text:style-name="T2">VDML is not intended for </text:span><text:span text:style-name="T7">use</text:span><text:span text:style-name="T2"> the operational level. </text:span><text:span text:style-name="T7">For the purposes of jBPM-NRP, many of its concepts have been proven to be relevant at the operational level, but some significant conceptual gaps presented themselves that needed to be filled. </text:span></text:p>
      <text:p text:style-name="P22"><text:span text:style-name="T6">2. Even though VDML offers a holistic perspective on the entire business network the enterprise finds itself in, </text:span><text:span text:style-name="T7">it</text:span><text:span text:style-name="T6"> is essentially still an enterprise-centric and not a network-centric perspective. </text:span><text:span text:style-name="T7">This mismatch reveals itself in that many of the constructs provided by the VDML ontology require a specific organization (OrgUnit), especially when it comes to ownership of resources and capabilities. </text:span><text:span text:style-name="T10">So much so, that without this construct of an OrgUnit, VDML is not conceptually complete, which is particularly problematic </text:span><text:span text:style-name="T7">for Networked Economic Collaborations </text:span><text:span text:style-name="T10">where the requirement is that it should be fully functional </text:span><text:span text:style-name="T7">even in the absence of a specific central organization. Some more conceptual gaps therefore presented themselves in this area.</text:span></text:p>
      <text:p text:style-name="P22"><text:span text:style-name="T7">After exploring the constructs the VDML ontology has to offer, this document will explore how these various gaps were filled</text:span><text:span text:style-name="T6">.</text:span></text:p>
      <text:h text:style-name="Heading_20_2" text:outline-level="2"><text:span text:style-name="T3">V</text:span><text:span text:style-name="T2">DML </text:span><text:span text:style-name="T9">and jBPM-NRP</text:span></text:h>
      <text:p text:style-name="P17"><text:span text:style-name="T22">Essentially</text:span>, VDML is an ontology of economic collaboration that allows us to situate all the metrics <text:span text:style-name="T28">required to make sense of</text:span> how <text:span text:style-name="T28">different forms of </text:span>tangible and intangible economic value <text:span text:style-name="T28">come into play </text:span>in <text:span text:style-name="T21">an economic</text:span> collaboration. <text:span text:style-name="T28">Since VDML is intended for business leaders at <text:s/>a higher level of abstraction, the focus is on the overall statistics aggregated about these metrics over longer </text:span><text:soft-page-break/><text:span text:style-name="T28">periods of time. </text:span></text:p>
      <text:p text:style-name="P17"><text:span text:style-name="T28">However, since VDML specifically situates these statistics in the activities of a business, it has direct implications on where these statistics need to be gathered at the operational level over shorter periods of time. At this </text:span><text:span text:style-name="T24">operational</text:span><text:span text:style-name="T28"> level, the metrics that VDML allows us to define also imply a possible </text:span><text:span text:style-name="T24">accounting</text:span><text:span text:style-name="T28"> model that one can explore, where the focus is on the flow of resources, inventory levels and account balances as they change in individual collaborations. </text:span></text:p>
      <text:p text:style-name="P18"><text:span text:style-name="T28">Since VDML is better geared for high level statistics gathered over time, it is specifically in defining an ontology for the </text:span><text:span text:style-name="T24">reputation</text:span><text:span text:style-name="T28"> of participants jBPM-NRP benefits from VDML. VDML offers support for long term reputation calculation looking at Participants' performance against a certain Capability, the performance of a specific Store, as well as the performance of a specific reusable (probably non-fungible) resource.</text:span></text:p>
      <text:p text:style-name="P23">Lastly, VDML also provides an innovative new approach to <text:span text:style-name="T30">describing relationships in a Collaboration, which is particularly pertinent to Networked Economic Collaborations. Unlike traditional network theory which views all relationships as being essentially the same, VDML further qualifies </text:span><text:span text:style-name="T25">relationship</text:span><text:span text:style-name="T30"> in terms of the two Roles involved in it and their associated ValuePropositions. Such ValuePropositions allows one to define a set of metrics measuring the different forms of value different roles in a Collaboration offer each other and receive from each other. </text:span></text:p>
      <text:p text:style-name="P18"><text:span text:style-name="T28">After a short introduction to the key concepts of VDML, this document will explore the VDML ontology for jBPM-NRP at both the short term </text:span><text:span text:style-name="T24">operational/accounting level</text:span><text:span text:style-name="T28"> and the longer term </text:span><text:span text:style-name="T24">reputation level</text:span><text:span text:style-name="T32"> </text:span><text:span text:style-name="T33">and </text:span><text:span text:style-name="T25">relationship level</text:span><text:span text:style-name="T28">. </text:span></text:p>
      <text:h text:style-name="Heading_20_3" text:outline-level="3"><text:span text:style-name="T43">VDML </text:span>Overview</text:h>
      <text:h text:style-name="P71" text:outline-level="4">Collaboration</text:h>
      <text:p text:style-name="P48">The core of VDML is built on the concept of a Collaboration: </text:p>
      <text:p text:style-name="P24">"A Collaboration represents the interaction of multiple Participants for a shared purpose. Each Participant is in a Role that represents that Participant’s relationship to the rest of the Participants and the shared purpose." </text:p>
      <text:p text:style-name="P24">VDML defines four different types of Collaboration: Business Network, Community, OrgUnit and Capability Method. <text:span text:style-name="T29">Even though all these different types are potentially relevant to Networked Economic Collaborations, the immediate priority was repeatable Collaborations: Capability Methods. This is just </text:span>a formal term for templates for <text:span text:style-name="T29">C</text:span>ollaborations such as projects, case<text:span text:style-name="T17">s</text:span> or business processes that repeat similar activities over multiple executions. </text:p>
      <text:p text:style-name="P49">For the purposes of jBPM-NRP, CapabilityMethods are co-ordinated in two subtly different types of context:</text:p>
      <text:p text:style-name="P14">1. Isolated Exchanges are <text:span text:style-name="T29">C</text:span>apability<text:span text:style-name="T29">M</text:span>ethods generally focusing on a single product to sell or a specific Activity <text:span text:style-name="T29">(service) </text:span>to perform. Typically it involves a single participant that supplies the goods or services, and a single participant that consumes the goods or services. It can get more involved, but if a template for such an exchange gets more complicated, <text:span text:style-name="T29">jBPM-NRP would rather </text:span><text:soft-page-break/><text:span text:style-name="T29">manage them as projects.</text:span></text:p>
      <text:p text:style-name="P14">2. A Project is a CapabilityMethod that involves a combination of products and/or activities, potentially by more than two participants. Whereas simple Isolated Exchanges usually only involve a single initiator and a single respondent, a Project may require a type of custodian whose responsibility it is to see that the overall goals of the entire project are met. It is conceivable that an initiator of a project could either play this role personally, or that the initiator could designate a project custodian.</text:p>
      <text:p text:style-name="P14">However, in spite of these differences, every single <text:span text:style-name="T29">C</text:span>ollaboration on jBPM-NRP is ultimately still a VDML CapabilityMethod. jBPM-NRP deviates from VDML in that it does not require a Organization(OrgUnit) to “own” a CapabilityMethod. This has some additional implications which this document will explore later on, but at this point suffice it to say that CapabilityMethods are “free-floating” Collaborations that can be initiated by anyone.</text:p>
      <text:p text:style-name="P13">A Collaboration defines the Roles <text:span text:style-name="T29">that potential collaborators </text:span>typically play in working towards the goals of the Collaboration. Each Role in the Collaboration could perform a set of Activities in the Collaboration. Collaborations also describe how deliverables flow from one participant to another in the form of DeliverableFlows. Deliverables themselves are describe<text:span text:style-name="T20">d</text:span> in more detail using BusinessItemDefinitions. <text:span text:style-name="T20">In VDML, such deliverables either flow to and from Activities or </text:span>to and from Stores, <text:span text:style-name="T20">holders of resources </text:span>in VDML. <text:span text:style-name="T29">However, in VDML a Store can only be owned by a specific Organization, a constraint the jBPM-NRP had to relax to allow for multiple Participants to offer similar types of stores.</text:span></text:p>
      <text:h text:style-name="P72" text:outline-level="4">Participant</text:h>
      <text:p text:style-name="P26">A participant is an economic agent that can perform certain activities in a collaboration, thus allowing it to fill a certain role in a collaboration. In VDML, roles can be filled by </text:p>
      <text:p text:style-name="P26"><text:span text:style-name="T18">1. </text:span>individuals,</text:p>
      <text:p text:style-name="P26"><text:span text:style-name="T18">2. </text:span>other collaborations (e.g. OrgUnits) or</text:p>
      <text:p text:style-name="P26"><text:span text:style-name="T18">3. </text:span>by reference to another role in another collaboration.</text:p>
      <text:p text:style-name="P15">In Networked Economic Collaborations, the <text:span text:style-name="T35">priority is generally to support </text:span>participants <text:span text:style-name="T35">that </text:span>are individuals rather than complex organ<text:span text:style-name="T35">i</text:span>z<text:span text:style-name="T35">a</text:span>tions. For jBPM,NRP, individual participants are therefore primary and <text:s/>the other two mechanisms for role assignments may only be implemented at a later stage.</text:p>
      <text:p text:style-name="P16">The concept in VDML for individual participants is an Actor, or more specifically a Person. However, in VDML, <text:span text:style-name="T36">where the interest is in Actors as classes/categories of Participants, there is no direct link between Actors and the </text:span>resources <text:span text:style-name="T36">they could own, </text:span>or <text:span text:style-name="T36">the skills,abilities or </text:span>Capabilities <text:span text:style-name="T36">they offer</text:span>. <text:span text:style-name="T52">This stems from the traditional perspective on the profit driven enterprise as being the only unit of resource or Capability ownership.</text:span></text:p>
      <text:p text:style-name="P16">jBPM-NRP <text:span text:style-name="T36">needs to offer the same level of support for any potential type of Participant. For this reason, jBPM-NRP redefines </text:span>a Participant as <text:span text:style-name="T36">an economic agent </text:span>that can in fact own resources and offer Capabilities (services). <text:span text:style-name="T36">This deviation from VDML is essential to allow all possible Participants to build up a reputation over time and hence to be judged by similar criteria.</text:span></text:p>
      <text:h text:style-name="P71" text:outline-level="4"><text:soft-page-break/>Role</text:h>
      <text:p text:style-name="P19"><text:span text:style-name="T35">A</text:span> Role represents <text:span text:style-name="T35">a potential </text:span>Participant’s relationship to the rest of the Participants, and <text:span text:style-name="T35">the Participants relationship to </text:span>the shared purpose. <text:span text:style-name="T35">A Role does not represent an actual economic agent per se, but rather a placeholder where an economic agent would perform certain Activities. When a Participant has been assigned to a Role, that Participant is potentially responsible for all the Activities performed by that Role in the Collaboration. Each Activity would require a certain skill, ability, or in strict VDML terms, Capability, and the Participant assigned to Role must poses all the required Capabilities. </text:span></text:p>
      <text:p text:style-name="P25">In jBPM-NRP a Role also implies potential ownership of the Stores associated with that Role in the Collaboration. This is a significant deviation from VDML which only has support for Store ownership for a specific organization (OrgUnit). In jBPM-NRP, the Stores associated with a certain Role imply that the Participant filling that </text:p>
      <text:h text:style-name="P67" text:outline-level="3">VDML at Operational and Accounting Level</text:h>
      <text:p text:style-name="P27">A potential accounting model in VDML would center around the internal operations of a Collaboration. Such an accounting model would track the flow of resources by looking at quantities of different forms of value (money/resources) produced or consumed in Activities, and how the inventory level of upstream or downstream Stores are affected by these Activities.</text:p>
      <text:h text:style-name="P71" text:outline-level="4">Activity</text:h>
      <text:p text:style-name="P50">An Activity represents the contract of one unit of work in a Collaboration in relation to other Activities and Stores in the Collaboration. It defines quantities of different forms of value (money/resources) that an Activity should receive as input, and produce as output. During modeling, the VDML modeler does not dictate exact quantities, but rather the Measures that should be used to Measure quantities with. Some measures quantify the value directly, such as the exact number of items in an order or the exact price of an item. Other measures quantify value by referring to other measures by means of various mathematical (plus,minus,divide,multiple) or statistical (average, maximum, minimum, standard deviation) operations.</text:p>
      <text:p text:style-name="P28">As a type of contract in the Collaboration, an Activity provides <text:s/>the basic context for performing various mathematical operations. The total cost of an Activity could typically be calculating by looking at metrics offered by the input that was received, and by the resources that were used during the performance of the Activity.</text:p>
      <text:p text:style-name="P28">An Activity is also to add value to the overall Collaboration. Such ValueAdd is associated with the output produced by the Activity, which is typically received by another Role in the Collaboration. This ValueAdd can also be calculated by reference to the other metrics already available in the Activity.</text:p>
      <text:p text:style-name="P30">An Activity may require a Capability of some sort to be performed. The Participant performing that Activity commits to being able to offer the required Capability, but also agrees that he/she will be measured against Capability required by the Activity.</text:p>
      <text:h text:style-name="Heading_20_4" text:outline-level="4"><text:soft-page-break/>DeliverableFlow</text:h>
      <text:p text:style-name="P51">If an Activity represents a contract in the Collaboration, a DeliverableFlow is the link of a specific input into and output from this contract into other Activities and Stores. A DeliverableFlow emanating from a Store is expected to reduce the inventory level of that store (or the balance of an account). The exact quantity that flows down a DeliverableFlow can be expressed in terms of quantities of other DeliverableFlows flowing into an Activity, and the Activity itself.</text:p>
      <text:p text:style-name="P28">As an example, if one participant offers a service, the total revenue that can flow into the account of that participant would be the difference between the amount of money flowing into the activity and the cost of that activity to the Participant. In the DeliverableFlow emanating from this activity, this quantity would be calculated as a derived Measure that looks at the quantity of money the Activity received, and the cost of the Activity.</text:p>
      <text:h text:style-name="Heading_20_4" text:outline-level="4">BusinessItemDefinition</text:h>
      <text:p text:style-name="P19">BusinessItem<text:span text:style-name="T37">Definitions</text:span> are taxonomies <text:span text:style-name="T37">of business items/business objects flow along DeliverableFlows. They define the set of Measures that can be used to quantify the different aspects of the business item that can measured, not only within the context of a single collaboration, but also across multiple collaborations.</text:span></text:p>
      <text:h text:style-name="Heading_20_4" text:outline-level="4"><text:span text:style-name="T37">Deviation: </text:span>SupplyingStore <text:span text:style-name="T37">rather than Store</text:span></text:h>
      <text:p text:style-name="P29"><text:span text:style-name="T37">In a Networked Economic Collaboration, t</text:span>he same CapabilityMethod/Project Type could use different Stores each time it is instantiated. VDML does not support this, as individual Stores are always offered by the org structure that owns the CapabilityM<text:span text:style-name="T37">e</text:span>thod. </text:p>
      <text:p text:style-name="P29">In order to create a placeholder for the use of a certain type of store, <text:span text:style-name="T37">jBPM-NRP requires </text:span>the concept of a SupplyingStore which represents the use of a <text:span text:style-name="T37">certain type of S</text:span>tore within the context of a <text:span text:style-name="T37">single CapabilityMethod instance</text:span>. In this type of model, the assumption is made that a Store of a certain type (StoreDefinition) from the store taxonomy will be brought in, but the exact instance of a store would only be determined at runtime. <text:span text:style-name="T37">In a Networked Economic Collaboration, </text:span>there could be thousands of Store instances so it would make no sense to try to model them <text:span text:style-name="T37">visually</text:span>.</text:p>
      <text:p text:style-name="P30">When a Participant makes a SupplyingStore available in a specific Collaboration, the Participant commits to having the necessary inventory level available to serve the needs of the Collaboration, but also agrees for the Store in question to be measured against the Measures defined in the associated StoreDefinition.</text:p>
      <text:h text:style-name="P73" text:outline-level="4">Deviation: SupplyingPool rather than Pool</text:h>
      <text:p text:style-name="P30">A SupplyingPool is a specific type of SupplyingStore that makes a Pool of reusable resources available to the Collaboration. After utilization in an Activity, a resource used from the Pool will be released back to the Pool. From an accounting perspective, such ResourceUse will typically add to the cost of the Activity in question, but also puts certain limits on the scheduling of the Activity.</text:p>
      <text:p text:style-name="P30">When a Participant makes a SupplyingPool available in a specific Collaboration, the Participant <text:s/>commits to having the necessary pool size to serve the needs of the Collaboration, but also agrees for the Pool in question to be measured against the Measures defined in the associated <text:soft-page-break/>PoolDefinition.</text:p>
      <text:h text:style-name="P67" text:outline-level="3">VDML at the Reputation Level</text:h>
      <text:p text:style-name="P31">The overall reputation of a Participant in a value network is aggregated around the Capability that the Participant offers, but also the quality of the resources (products) offered by the Participant through the various Store the Participant owns. This mechanism for calculating and maintaining a Participant's reputation is only made possible because jBPM-NRP allows any potential Participant to offer Capabilities and own Stores.</text:p>
      <text:h text:style-name="P71" text:outline-level="4"><text:span text:style-name="T19">C</text:span>apability<text:span text:style-name="T38">Offer</text:span></text:h>
      <text:p text:style-name="P13">The concept of Capability standardizes the various quality metrics that can be used to Measure the Partipant's performance of a certain Activity or set of similar Activities. The Measures associated with a Capability are generally expressed using aggregating statistical operations that are performed against a large set of measurements coming from the the Activity instances that were completed by the Participant. </text:p>
      <text:p text:style-name="P31">In jBPM-NRP a CapabilityOffer keeps track of a <text:span text:style-name="T40">specific</text:span> Participant's performance against the set of metrics defined by the underlying Capability. In VDML, one can model a specific CapabilityOffer visually, but since potentially hundreds of Participants could each offer the same Capability, it is not practical to model individual CapabilityOffers visually. However, the concept plays a very similar role to CapabilityOffer in VDML.</text:p>
      <text:p text:style-name="P36">The exact time that a Participant would be able to perform Activities against its CapabilityOffer may be dependent on the calendar of the Participant. This model is specifically intended for cases where the Participant is an individual or a small organizations, but it is conceivable that even larger organizations may have restrictions on available working hours.</text:p>
      <text:h text:style-name="Heading_20_4" text:outline-level="4">Store</text:h>
      <text:p text:style-name="P35">Resources are held in <text:span text:style-name="T39">S</text:span>tores, and they represent the assets that a <text:span text:style-name="T39">P</text:span>articipant owns. A <text:span text:style-name="T39">S</text:span>tore is a much more abstract concept than a physical warehouse or shop, although it includes both. <text:span text:style-name="T39">Possible Stores are:</text:span></text:p>
      <text:list xml:id="list1789373275048481307" text:style-name="L1">
        <text:list-item>
          <text:p text:style-name="P54">A Shop or warehouse storing a single type of resource (BusinessItemDefinition)</text:p>
        </text:list-item>
        <text:list-item>
          <text:p text:style-name="P53">A bank ac<text:span text:style-name="T39">c</text:span>ount, where the resource is money <text:span text:style-name="T39">and the inventory level is the account balance</text:span>.</text:p>
        </text:list-item>
        <text:list-item>
          <text:p text:style-name="P53">A <text:span text:style-name="T39">piece of arable land </text:span>is a <text:span text:style-name="T39">S</text:span>tore with a yield potential <text:span text:style-name="T40">as inventory level</text:span>, <text:span text:style-name="T39">and a decreased inventory level after harvesting.</text:span></text:p>
        </text:list-item>
      </text:list>
      <text:p text:style-name="P34">From an accounting perspective, the inventory level of a store is of primary importance. However, from a reputation perspective Participants would also be interested in how a Store performs over a period of time. Most of the Measures used to assess the performance of Stores would aggregate statistics describing the quality of the resources inside the store. However, the actual assessment of either the Store or the resource (BusinessItem) it provided is done within the context of a Collaboration instance. In this context, some of the data captured by Participants whilst performing an Activity could be used to compute performance measurements of the SupplyingStore.</text:p>
      <text:p text:style-name="P36"><text:soft-page-break/>Similar to the relationship between a CapabilityOffer and its underlying Capability, jBM-NRP k<text:span text:style-name="T38">eeps track of </text:span>the Store owned by<text:span text:style-name="T38"> a </text:span>specific<text:span text:style-name="T38"> Participant against the set of metrics defined by the underlying </text:span>StoreDefinitions<text:span text:style-name="T38">. In VDML, one can model a specific </text:span>Store<text:span text:style-name="T38"> visually, but since potentially hundreds of Participants could each offer the same </text:span>Store<text:span text:style-name="T38">, it is not practical to model individual </text:span>Store<text:span text:style-name="T38"> visually. However, the concept plays a very similar role to </text:span>Store<text:span text:style-name="T38"> in VDML.</text:span></text:p>
      <text:h text:style-name="Heading_20_4" text:outline-level="4">Pool</text:h>
      <text:p text:style-name="P19">A pool is a type of store that holds reusable resources that can be returned back to the pool after use. It brings in the dimension of time and availability to a store. <text:span text:style-name="T41">A Pool could have its own Calendar that limits the availability of the reusable resources it holds.</text:span></text:p>
      <text:p text:style-name="P37">A Pool has a similar relationship to its PoolDefinition and the SupplyingPools that make the Pool available inside a Collaboration Instance. <text:span text:style-name="T42">In jBPM-NRP there is however a significant difference between a Pool and a Store. A Pool is assumed to be a holder for reusable resources. As such, it also <text:s/>needs to keep track of these individual resources, and it does so through the concept of a BusinessItemPerformance</text:span></text:p>
      <text:h text:style-name="P74" text:outline-level="4">BusinessItemPerformance</text:h>
      <text:p text:style-name="P55">The BusinessItemPerformance construct keeps track of the performance of a single business item over a period of time. The Measures used at this level are typically expressed in terms of aggregating statistical operations looking at the rating of a business item over a set of Collaboration instances.</text:p>
      <text:h text:style-name="P68" text:outline-level="3">VDML at the <text:span text:style-name="T43">R</text:span>elationship level</text:h>
      <text:p text:style-name="P38">VDML conceptualizes relationships in terms of the relationships amongst the Roles in Collaborations. The concept of a ValueProposition is central to describing these relationships.</text:p>
      <text:h text:style-name="Heading_20_4" text:outline-level="4">ValueProposition</text:h>
      <text:p text:style-name="P38">A ValueProposition defines a set of Measures that can be used to determine how well a Participant performance against the value promised to another Participant in the recipient Role of the ValueProposition. A ValueProposition is modeled at the Collaboration level, and is decomposed into several ValuePropositionComponents. Each ValuePropositionComponent also provides a Measure used to calculate the recipient's satisfaction level with the received form of value, and the percentage weight indicating how important that specific form of value is to the recipient. It is important to keep in mind that a ValueProposition is not defined between specific Participants, but between two Roles in a Collaboration. As such, it makes no assumption regarding the Participants that will end up receiving or providing the ValueProposition.</text:p>
      <text:h text:style-name="Heading_20_4" text:outline-level="4">ValuePropositionPerformance</text:h>
      <text:p text:style-name="P38">When a Participant fulfills a specific Role, in addition to agreeing being measured against the Capabilities required by the Activities, the Participant also agrees to be measured against the ValuePropositions provided by that Role. This is an essential aspect of the Participant's reputation and is stored in the ValuePropositionPerformance of the Participant. This concept represents a specific Participant's performance against a certain ValueProposition, but towards any potential <text:soft-page-break/>recipient. </text:p>
      <text:p text:style-name="P38">The ValuePropositionPerformance a Participant offers would be an essential decision making tool when potential collaborators try to find a Participant to fulfill a certain Role in a Collaboration. Such participants would typically specify a set of criteria that they look for in potential collaborators, and investigate each Participant that meets those criteria. The challenge for the Participant offering that ValuePropositionPerformance is to read the market well enough to ensure that they perform to the demands of the market. This ValuePropositionPerformance also crystallizes the performing Participant's “take to market” message.</text:p>
      <text:p text:style-name="P39">A the metrics used in a ValuePropositionPerformance are typically calculated by applying aggregate statistical operations on the ValueAdds that were measured over multiple Collaboration instances. ValueAdds typically aggregate to the ValuePropositionComponents inside a Collaboration, which are in turned used to build up an overall ValuePropositionPerformance.</text:p>
      <text:h text:style-name="Heading_20_4" text:outline-level="4">Trust Relationship</text:h>
      <text:p text:style-name="P38"><text:span text:style-name="T4">W</text:span><text:span text:style-name="T2">hereas a ValuePropositionPerformance looks at a single Participant's performance against a specific ValueProposition, a TrustRelationship looks at how well a specific relationship between two Participants has worked out for the recipient. TrustRelationships need to be established explicitly between two Participants with consent from both. As such, it is the closest thing in jBPM-NRP to a “Connection” i</text:span><text:span text:style-name="T9">n</text:span><text:span text:style-name="T2"> traditional social media platforms.</text:span></text:p>
      <text:p text:style-name="P56">Once a TrustRelationship is established it allows jBPM-NRP to aggregate statistics from ValueAdds where the two Participants in question were specifically involved. Over time, these Measures will help Participant's decide whether they are gaining or loosing from the TrustRelationship. This is an essential decision making tool in Networked Economic Collaborations where Participants are generally free to break existing ties and make new relationships. By definition, the sustainability of a specific Value Network depends heavily on all Participants experience some tangible or intangible gain from the network.</text:p>
      <text:p text:style-name="P56">TrustRelationships are also useful for consumers of certain services/products to easily select potential Collaborators when a new Project is started. Since the actual trust is already there, and the recipient can assess whether the other Participant it is still to be trusted, the recipient can bypass the potentially laborious process of looking for a specific Participant meeting his/her criteria.</text:p>
      <text:h text:style-name="P64" text:outline-level="2">Additional Operational Concepts</text:h>
      <text:p text:style-name="P41">As mentioned before, VDML alone leaves a lot of gaps at the operational level. In the OMG's stack of specifications, they rely primarily on the two process flow specifications, Business Process Model and Notation (BPMN) and Case Management Model and Notation (CMMN) to co-ordinate matters at on an operational level. This was also one of the driving forces why the jBPM open source business process management platform was selected to implement jBPM-NRP. jBPM already fills a lot of the anticipated gaps. </text:p>
      <text:p text:style-name="P41">However, jBPM itself was still intended for enterprise-centric solutions, and is therefore not a perfect fit for Networked Economic Collaborations at the operational level. It is specifically in the context of contract negotiation and commitment co-ordination that jBPM-NRP has to introduce new <text:soft-page-break/>functionality that would have to be implemented on the jBPM platform.</text:p>
      <text:p text:style-name="P41">This section will first look at the conceptual gaps filled by jBPM, and then at additional conceptual material that can be used to fill any remaining gaps.</text:p>
      <text:h text:style-name="P69" text:outline-level="3">jBPM at the operational level</text:h>
      <text:p text:style-name="P32">jBPM offers several facilities that are of interest for Networked Economic Collaborations. It offers a generic yet powerful task management engine, but also offers a generic process flow engine that allows tasks to be co-ordinated. In order to interact with both these engines, it also provides a forms engine that is used to start processes and to fulfill tasks. </text:p>
      <text:h text:style-name="P75" text:outline-level="4">Process Flow</text:h>
      <text:p text:style-name="P32">jBPM's process flow engine was designed to be generic enough to support multiple process languages. It currently support Business Process <text:span text:style-name="T13">Model and Notation (BPMN), but as part of the jBPM-NRP effort, support for Case Management Model and Notation (CMMN) was also introduced. CMMN ties in more tightly with data sources, offers a wider array more event-driven features, and has native support for optional (discretionary) flow items, which makes it a better candidate for adaptive, reactive processes.</text:span></text:p>
      <text:p text:style-name="P40">However, both BPMN and CMMN still assumes the existence of a predefined process, and often new tasks need to be introduced “on the fly” in the process. The jBPM team is currently working on adaptive process features such as these and it is easy to see how both the CMMN and BPMN process engines would benefit from this in increased adaptability. Such increased adaptability is exactly what would be needed in Networked Economic Collaborations.</text:p>
      <text:p text:style-name="P42">Every Collaboration in VDML would typically be associated with a BPMN process defintion or CMMN case definition. The ProcessInstance in the process engine will be linked to the Collaboration instance in jBPM-NRP's VDML engine. It is expected that some of the Activities in the BPMN process or <text:s/>Tasks in CMMN case would be mapped to Activities in VDML. However it is also very likely that more of the BPMN Activities or CMMN Tasks will need to be introduced just for operational purposes.</text:p>
      <text:h text:style-name="P76" text:outline-level="4">Task Engine</text:h>
      <text:p text:style-name="P33">jBPM's task engine is based on the WS-Human Tasks Oasis standard. It implements the associated task life-cycle, which supports familiar task management operations such as starting, suspending or completing a task. <text:span text:style-name="T44">The WS-Human Tasks standard also describes a couple of typical roles involved in a human Task, and limits the operations a given role can perform on a task. Some of the essential roles are:</text:span></text:p>
      <text:list xml:id="list8767535386661342971" text:style-name="L2">
        <text:list-item>
          <text:p text:style-name="P57"><text:span text:style-name="T44">The </text:span><text:span text:style-name="T26">owner</text:span><text:span text:style-name="T44">, selected from a set of potential owners for a Task. <text:s/>This role is ultimately responsible for completing the task, and is the equivalent of the Role in the VDML Collaboration that performs an Activity that is ultimately associated with the Task in the Task Engine. In accounting terms, this is the economic agent responsible for fulfilling the contract represented by the Activity in question</text:span></text:p>
        </text:list-item>
        <text:list-item>
          <text:p text:style-name="P58">The <text:span text:style-name="T23">initiator</text:span><text:span text:style-name="T31"> is the Participant that requested the task. In BPMN and CMMN, there is no </text:span><text:soft-page-break/><text:span text:style-name="T31">direct mechanism to determine which Participant fulfills this role at runtime. From a jBPM-NRP perspective, this is likely to be the consumer of the value produced by the Task.</text:span></text:p>
        </text:list-item>
        <text:list-item>
          <text:p text:style-name="P58"><text:span text:style-name="T31">The </text:span><text:span text:style-name="T23">BusinessAdministrator</text:span><text:span text:style-name="T31">(s) is the Participant that performs more of a coordinating, planning-oriented role. In essence, this specific Role would make decisions based on the goals of the overall process from which it was initiated. </text:span></text:p>
        </text:list-item>
      </text:list>
      <text:p text:style-name="P33"><text:span text:style-name="T45">WS-Human Tasks </text:span>also supports notifications for significant events in the task's lifecycle, <text:span text:style-name="T45">which is useful for keeping all communication up to date</text:span>. </text:p>
      <text:p text:style-name="P33">In a Networked Economic Collaboration, some of the operations <text:span text:style-name="T45">in a Task's lifecycle</text:span>, such as forwarding a task or skipping a task have potential economic implications, and some additional governance has to be introduced to properly co-ordinate such operations. Other than that, the jBPM task engine is a good fit for Networked Economic Collaborations.</text:p>
      <text:h text:style-name="P75" text:outline-level="4">Form <text:span text:style-name="T44">Renderer</text:span></text:h>
      <text:p text:style-name="P59">jBPM also provides a Forms framework that renders forms specifically within the context of its process engine and task engine. Forms are typically used to either start a process (a new VDML Collaboration) or to update and/or complete a Task (a specfici VDML Activity). The jBPM Forms framework then renders the form and propagates data to the relevant Process instance or Task. It can also be used to propagate data to the linked VDML entities such as the linked Collaboration <text:s/>instance and its contained Activity instances. In jBPM-NRP some of the inputs on a form actually represent DirectMeasures, the Measurement of which may have to be provided by the user. The values captured in these forms can then be used in derived measures that are provided as input to accounting and reputation calculation operations.</text:p>
      <text:h text:style-name="Heading_20_3" text:outline-level="3">Contract Negotiation and Commitment Co-ordination.</text:h>
      <text:p text:style-name="P7">One crucial aspect of Networked Economic Collaborations is <text:span text:style-name="T15">its preference for shorter engagements and contracts. It is crucial for jBPM-NRP to implement support for such shorter engagements, but also keep the risk acceptable for all participants involved. Neither VDML nor jBPM itself was never intended for this type of use case, and jBPM-NRP had to introduce some new concepts to fill this gap. It has done so by consolidating key concepts from the Resources Events and Agent accounting methodology with the Conversations for Action approach to commitment management, and situating them within the context of the Case Management Model and Notation.</text:span></text:p>
      <text:h text:style-name="Heading_20_4" text:outline-level="4">Resources Events and Agents</text:h>
      <text:p text:style-name="P9">The Resources Events and Agents <text:span text:style-name="T46">(REA) </text:span>accounting methodology succinctly describes the bare minimum <text:span text:style-name="T46">couple of steps </text:span>that <text:span text:style-name="T46">are </text:span>required for <text:span text:style-name="T46">sound </text:span>accounting: </text:p>
      <text:list xml:id="list1322236694092119927" text:style-name="L3">
        <text:list-item>
          <text:p text:style-name="P60"><text:span text:style-name="T47">P</text:span>articipants <text:span text:style-name="T47">(</text:span><text:span text:style-name="T27">economic agents</text:span><text:span text:style-name="T47">)</text:span> need to first <text:span text:style-name="T47">agree to</text:span> a <text:span text:style-name="T23">contract</text:span> <text:span text:style-name="T34">consisting of a set of </text:span><text:span text:style-name="T27">commitments</text:span><text:span text:style-name="T47"> to provide and receive specific quantities of </text:span><text:span text:style-name="T27">economic resources</text:span><text:span text:style-name="T47"> that are expected to be exchanged.</text:span></text:p>
        </text:list-item>
        <text:list-item>
          <text:p text:style-name="P60"><text:span text:style-name="T46">W</text:span>hen an <text:span text:style-name="T47">quantity </text:span>of a given <text:span text:style-name="T27">economic </text:span><text:span text:style-name="T23">resource <text:s/></text:span>is committed to a future exchange, it is <text:span text:style-name="T23">reserved</text:span> and <text:span text:style-name="T47">hence </text:span>not available for new commitments.</text:p>
        </text:list-item>
        <text:list-item>
          <text:p text:style-name="P60"><text:span text:style-name="T47">The actual </text:span><text:span text:style-name="T27">economic event</text:span><text:span text:style-name="T47"> represents the fulfillment the </text:span><text:span text:style-name="T27">commitment</text:span><text:span text:style-name="T47"> by effecting that </text:span><text:soft-page-break/><text:span text:style-name="T47">actual </text:span><text:span text:style-name="T27">stockflow</text:span><text:span text:style-name="T34"> or flows of quantities of resources</text:span> <text:s/></text:p>
        </text:list-item>
        <text:list-item>
          <text:p text:style-name="P60"><text:span text:style-name="T47">Effecting the actual </text:span>flow <text:span text:style-name="T47">of resources therefore also has to be reflected in the </text:span>inventory levels of the stores involved, <text:span text:style-name="T47">either as an </text:span><text:span text:style-name="T27">increment</text:span> <text:span text:style-name="T47">or a </text:span><text:span text:style-name="T27">decrement</text:span>. </text:p>
        </text:list-item>
      </text:list>
      <text:p text:style-name="P43">REA also defines specific relationships in its ontology to reflect the reciprocity of the exchange: <text:span text:style-name="T27">reciprocity </text:span><text:span text:style-name="T34">of commitments</text:span><text:span text:style-name="T27">, duality </text:span><text:span text:style-name="T34">of events, </text:span><text:span text:style-name="T27">responsibility </text:span><text:span text:style-name="T34">of agents to each other and </text:span><text:span text:style-name="T27">linkage </text:span><text:span text:style-name="T34">of incoming/outgoing resource flow.</text:span> <text:span text:style-name="T47">These relationships are extremely important, but within the context of jBPM, there was no way to directly setup this relationships. This is because jBPM-NRP sees the Activity as the context/scope of the contract, but the reciprocity of the exchange is something that may potentially only reveal itself at the Collaboration level. However, these relationships would be a good guide to VDML modelers to double check that the accounting aspect of their models are consistent. Maybe future version of jBPM-NRP may find a way to represent these relationships. </text:span></text:p>
      <text:p text:style-name="P61">In spite of this mismatch, the rest of the REA accounting model is still very relevant. The VDML Activity instance represents the REA Contract. Its input and output DeliverableFlows allow the user <text:s/>to quantify individual REA Commitments, and they need to reserve a quantity of the resource in question from the VDML Store in question. Once the Activity is completed, the input and output DeliverableFlows can be effected and increment/decrement the inventory level of the stores they emanate from or target.</text:p>
      <text:h text:style-name="Heading_20_4" text:outline-level="4">Conversations for Action</text:h>
      <text:p text:style-name="P8"><text:span text:style-name="T16">The </text:span>Language Action <text:span text:style-name="T16">Perspective, developed by </text:span>Fernando Flores and Terry Winograd,<text:span text:style-name="T16"> emerged from a school of thought in psychology called “speech act theory”. This approach takes language as the primary dimension of human cooperative activity. It takes a deeper look at the context of each statement made in a typical co-operative conversation and makes the purpose of each statements explicit. Some statements represent a request to another participant, other statements negotiate the terms of what needs to be done, others commit (promise) to what was agreed on. Later on, some statements assert that the request has been completed, whereas other declare whether it was complete satisfactorily or not, providing the context for either the successful completion of the co-operation, or a potential dispute.</text:span></text:p>
      <text:p text:style-name="P10">This detailed framework for co-operative work has proven to be very useful in the context of a Networked Economic Collaboration, where almost every single exchange needs to be negotiated, committed to and then fulfilled. <text:span text:style-name="T48">It also complements the focus on reciprocity that REA brings to the table. </text:span>It separates planning actions, commitment actions and fulfillment actions, providing the exact context for jBPM-NRP to reserve and effect the flow of resources. </text:p>
      <text:p text:style-name="P44">Moreover, it provides an interpersonal context to reduce the chances of potential misunderstandings and optimize the chances of successful completion of the Activity. Misunderstandings often emerge when the two parties are not in agreement on whether a specific statement represents a commitment or a negotiation step. The Conversation for Action approach make the context of these statements very clear for both parties to see. The chance of successful completion are increased because both parties were given an opportunity to negotiate the terms. Delving into the fuzzy field of individual motivation, one could speculate that, when a Participant cooperated in the stipulation of the terms, <text:soft-page-break/>they have a higher level of ownership of what needs to be achieved and are more likely to see through their commitments.</text:p>
      <text:p text:style-name="P44">This approach therefore contributes to the sustainability of a Valuenetwork. It ensures that individual participants experience of a sense of autonomy and freedom in the ValueNetwork, but also ensures they only negotiate terms that they perceive to provide them with intangible or tangible personal gain.</text:p>
      <text:h text:style-name="Heading_20_4" text:outline-level="4">Case Management Model and Notation</text:h>
      <text:p text:style-name="P10">Two central concept<text:span text:style-name="T49">s</text:span> in CMMN are used to co-ordinate resource flows at an operational level:</text:p>
      <text:p text:style-name="P10">1. Planning is the activity where a planner in a collaboration (case owner, project custodian, business administrator) attempts to establish the best assignment of work and resources to participants. This is also the point where the planner decides which actions need to be performed to achieve the goal.</text:p>
      <text:p text:style-name="P10">2. A milestone is a significant point in a collaboration, potentially a very complex combination of occurrences. At this point, a certain level of completion is assumed in the collaboration.</text:p>
      <text:p text:style-name="P11">jBPM-NRP considers the planning activity in a Collaboration to be the place where the <text:span text:style-name="T49">short term </text:span>contracts <text:span text:style-name="T49">(Activity scoped) </text:span>in a Networked Economic Collaboration are still being negotiated. Once completed, all participants commit to the completion of the Milestone in question. <text:span text:style-name="T49">This implies a reciprocal commit among all the participants involved in the Activities that are being committed to. <text:s/></text:span>At this point, all the relevant resources are reserved, time is allocated and a schedule is set for certain activities. </text:p>
      <text:p text:style-name="P11"><text:span text:style-name="T49">This takes care of the “commitment” steps in REA. The “event occurrence” step happens automatically o</text:span>nce the criteria that were used to define the Milestone have been met. <text:span text:style-name="T49">At this point</text:span>, the associated set of contracts are considered to be fulfilled, and the actual resource flows are effected.</text:p>
      <text:h text:style-name="Heading_20_4" text:outline-level="4">Disputes</text:h>
      <text:p text:style-name="P45">jBPM-NRP, especially in applying the Conversation for Action approach, pinpoints where in the process disputes can be declared. It is after a commitment was made, but one of the parties <text:s/>declares that the other party has not fulfilled their part of the contract. What exactly should happen at this point will definitely vary from one ValueNetwork to another. However, jBPM-NRP needs to introduce these specific events in the lifecycle of Tasks and <text:s/>make them available in a process context. It would then be up to the modeler to define the process and/or VDML Collaboration for handling disputes, potentially also reserving quantities of resources/money to incentivize the amicable resolution of such a dispute.</text:p>
      <text:h text:style-name="P63" text:outline-level="1">Functional Requirements </text:h>
      <text:h text:style-name="P65" text:outline-level="2">Actors</text:h>
      <text:p text:style-name="P12">The following </text:p>
      <text:h text:style-name="Heading_20_3" text:outline-level="3"><text:soft-page-break/>Participant</text:h>
      <text:p text:style-name="P1">Any potential participant in a networked economic collaboration. Could be a supplier or a consumer.</text:p>
      <text:h text:style-name="Heading_20_3" text:outline-level="3">Consumer</text:h>
      <text:p text:style-name="Text_20_body">A specialization of Participant in contexts where the Participant is specifically looking to make use of other participants' stores, pools or capabilities.</text:p>
      <text:h text:style-name="Heading_20_3" text:outline-level="3">Supplier</text:h>
      <text:p text:style-name="Text_20_body">A specialization of Participant in contexts where the Participant is intends to offer stores, pools or capabilities to other participants.</text:p>
      <text:h text:style-name="Heading_20_3" text:outline-level="3">Project Custodian</text:h>
      <text:p text:style-name="Text_20_body">A specialization of Consumer within the context of a Project, where the Consumer has assumed a position of making decisions regarding who will be helping him/her out in achieving the goals of the project. This can either be the requesting Consumer him/herself, or someone that was appointed/selected to take on this responsibility on behalf of the requesting Consumer. This User perform planning activities on a project</text:p>
      <text:p text:style-name="Text_20_body">Notes:</text:p>
      <text:p text:style-name="Text_20_body">These user definitions simply clarify the mindset of the user within the context of the user story. Any Participant at a given point in time could fulfill any of these User definitions. However, within the context of a given project, there are certain implied limitations such as that only Project Custodians can do assignment.</text:p>
      <text:h text:style-name="P66" text:outline-level="2">Epics</text:h>
      <text:p text:style-name="P46">The requirements that follow are specified in User Story format, but are considered to be a the Use Case level of granularity. Since many User Stories will be harvested from each Use Case, they will basically fulfill the role of Epics in the project.</text:p>
      <text:h text:style-name="P70" text:outline-level="3">Register</text:h>
      <text:p text:style-name="P47">As a participant, I would like to register with the platform so that I can transact on it.</text:p>
      <text:p text:style-name="Text_20_body">Use OAuth providers, request permission to access e-mail address and optionally connections.</text:p>
      <text:p text:style-name="Text_20_body">2. As a supplier, I would like to register the Stores/Pools/Capabilities that I offer so that other participants can use it.</text:p>
      <text:p text:style-name="Text_20_body">Display a list of store definitions, capabilities and pool definitions that are available on the network.</text:p>
      <text:p text:style-name="Text_20_body">3. As a consumer, I would like to find suppliers' offering stores/pools/capabilities based on the immediate requirements of the exchange (time, place, quantity and quality requirements) so that we can exchange value with each other.</text:p>
      <text:p text:style-name="Text_20_body">First let the user select the store definition, capability and/or pool definition they can select from. <text:soft-page-break/>Then display a search screen providing inputs for date range, quantity and then quality ranges for each of the measures that are used to measure the performance of the selected store definition, capability and/or pool definition.</text:p>
      <text:p text:style-name="Text_20_body">4. As a Consumer, I would like to exchange value with a Supplier based on a specific Store, Pool or Capability<text:span text:style-name="T50">Offer</text:span> that it offers so that we can both gain value from the network.</text:p>
      <text:p text:style-name="Text_20_body">5. As a Consumer, I would like to initiate a project, possibly involving multiple Suppliers, so that we all can gain value from a network.</text:p>
      <text:p text:style-name="Text_20_body">6. As a Consumer, when initiating a project, I would like to fulfill the role of Project Custodian on the project, so that I can commence with planning activities.</text:p>
      <text:p text:style-name="Text_20_body">7. As a Consumer, when initiating a project, I would like to nominate a Project Custodian on the project, so that he/she can commence with planning activities.</text:p>
      <text:p text:style-name="Text_20_body">8. As a Participant, when participating in an isolated exchange or project, I would like my own activities and deliverables as well as the activities and deliverables of my collaborators to be measured so that such performance statistics can be used to find potential collaborators in future.</text:p>
      <text:p text:style-name="Text_20_body">4. As a participant, I would like to exchange value with another following an exchange process that maximizes the chances of success for both parties, yet offers the necessary flexibility to allow participants to withdraw gracefully.</text:p>
      <text:p text:style-name="Text_20_body">There are two different contexts within which participants would exchange value with each other:</text:p>
      <text:p text:style-name="Text_20_body">* In an isolated exchange</text:p>
      <text:p text:style-name="Text_20_body">* In a project.</text:p>
      <text:p text:style-name="Text_20_body">In both cases, the same Exchange Lifecycle will be followed, following the Conversation For Action approach which has is expected to maximise chances of success. The entire lifecycle is supported, but it is conceivable that in many different context, some of the steps need to be ommitted. As an example, a store could offer products at a certain price, and it is possible to determine the projected inventory level from available data up front. In such a scenario, when an isolated exchanged is started, the store could choose to skip straight to the "Accept Promise" step. The steps required can be configured at the Activity level.</text:p>
      <text:p text:style-name="Text_20_body">4.1. As a Consumer, I would like to submit a Request to (a) Supplier(s)</text:p>
      <text:p text:style-name="Text_20_body">The Consumer sends a request to one or more potential Suppliers, detailing the time, location, cost, quantity and quality requirements of the request, along with additional data pertaining to the request.</text:p>
      <text:p text:style-name="Text_20_body">4.2. As a Supplier, I would like to promise to the Consumer that I will fulfill a request meeting the requested criteria</text:p>
      <text:p text:style-name="Text_20_body">The Supplier promises that he/she would be able to fulfil the request within time requirements, at the specificied location, meeting the cost, quantity and quality requirements.</text:p>
      <text:p text:style-name="Text_20_body">4.3. As a Supplier, I would like to offer an alternative set of requirements to the Consumer.</text:p>
      <text:p text:style-name="Text_20_body">The Supplier indicates that the request would not be possible, but suggests alternative time <text:soft-page-break/>requirements, location, cost, quantity and quality requirements.</text:p>
      <text:p text:style-name="Text_20_body">4.4. As a Consumer, I would like to offer yet another alternative set of requirements to to Supplier.</text:p>
      <text:p text:style-name="Text_20_body">The Consumer indicates that the suggested counter would not suffice, but suggests alternative time requirements, location, cost, quantity and quality requirements.</text:p>
      <text:p text:style-name="Text_20_body">4.5. As a Participant, I would like to withdraw from the negotiation process</text:p>
      <text:p text:style-name="Text_20_body">Either the Consumer or the Supplier can withdraw from the negotiation process</text:p>
      <text:p text:style-name="Text_20_body">4.5. As a Consumer, I would like to accept the promise made by the supplier and commit to fulfill my part of the exchange.</text:p>
      <text:p text:style-name="Text_20_body">The Consumer accepts the Supplier's promise, and commits to fulfill her/his part of the promise, which entails covering the cost (exchange value).</text:p>
      <text:p text:style-name="Text_20_body">4.6. As a Supplier, I would like to indicate that work has started on the fulfillment of a request.</text:p>
      <text:p text:style-name="Text_20_body">The supplier starts the process of fulfilling the request.</text:p>
      <text:p text:style-name="Text_20_body">4.7. As a Supplier, I would like assert that I have fulfilled the request.</text:p>
      <text:p text:style-name="Text_20_body">The Supplier claims that the request has been fulfilled (work done, resource provided), specifying the time,location, cost,quantity and quality of the deliverable.</text:p>
      <text:p text:style-name="Text_20_body">4.8. As a consumer, I would like to declare that the request has been fulfilled inadequately and needs rework.</text:p>
      <text:p text:style-name="Text_20_body">The Consumer rejects the claim that the request has been fulfilled, specifying the deviations in the time,location, cost,quantity and quality of the deliverable from what was agreed to.</text:p>
      <text:p text:style-name="Text_20_body">4.9. As a Participant, I would like to suggest new terms for the contract</text:p>
      <text:p text:style-name="Text_20_body">Either party can suggest new terms for the contract, specifying the suggested deviations in the time,location, cost,quantity and quality of the deliverable from what was agreed to. The other party can respond by specifying a different set of deviations</text:p>
      <text:p text:style-name="Text_20_body">4.10. As a Participant, I would like to reject new terms offered by the other party.</text:p>
      <text:p text:style-name="Text_20_body">Either party can reject the new terms suggested.</text:p>
      <text:p text:style-name="Text_20_body">4.11. As a Participant, I would like to declare a dispute and invoke the dispute resolution procedure with a arbitrator.</text:p>
      <text:p text:style-name="Text_20_body">Either party can declare a Dispute, which would involve the risk of loosing deposits, non-payment etc.</text:p>
      <text:p text:style-name="Text_20_body">4.12. As a Consumer I would like to declare that a request has been fulfilled adequately (Express satisfaction)</text:p>
      <text:p text:style-name="Text_20_body">The Consumer declares that the deliverable met the criteria. At this point, some additional information may be requested to contribute to the Supplier's reputation profile. All of this information is now stored, potentially in the BlockChain storage to make it available externally.</text:p>
      <text:p text:style-name="Text_20_body">5. As a project custodian, I would like to find suppliers for a single activity/pool/store on a project <text:soft-page-break/>to maximise chances of success of the activity on the project.</text:p>
      <text:p text:style-name="Text_20_body">During planning, the user will start off from a specific Activity/SupplyingStore/SupplyingPool in the project which will therefore inform the Capability/StoreDefinition/PoolDefinition required in this context. There may also be additional requirements that will be available from the project context such as the date range within which it is required, as well as the location, and optionally the required performance limits on the Measures that are used to measure the specific Supplier's performance against the Capability/StoreDefinition/PoolDefinition.</text:p>
      <text:p text:style-name="Text_20_body">6. As a project custodian, I would like assign supplier to an activity/suppliedStore/suppliedPool in project so that the project members can start exchanging value with them.</text:p>
      <text:p text:style-name="Text_20_body">During planning, once a given Supplier is selected, the normal steps of the exchange process for negotiating the terms will be followed. This particular user story marks the first step: request. If the exchange progresses to a Promise from from the Supplier, the Project Custodian would be in a position to commit, however, if the negotiation fails at this point, the Project Custodian would have to start the process of looking for a Participant to fill this slot again.</text:p>
      <text:p text:style-name="Text_20_body">7. As a project custodian, I would like to find suppliers <text:s/>that can take responsibilities for all activities/pools/stores associated with a certain role on the project to maximise chances of success of the entire project.</text:p>
      <text:p text:style-name="Text_20_body">Here the Project Custodian's interest is at the ValueProposition level. It is assumed that the role is too involved to find a Participant based on a single Capability / Store /Pool. ValuePropositions provide an abstraction of the Participants performance when fulfilling a certain role. The Project Custodian would be interested in the potential Participants' overall performance in the Role, irrespective of who the recipient of the ValueProposition was. Resource availability does not yet play a role at this level of planning, just general availability of the Participant providing the ValueProposition. When using advanced planning infrastructure such as OptaPlanner, one could indeed check for resource availability.</text:p>
      <text:p text:style-name="Text_20_body">8. As a project custodian, I would like assign supplier to a specific role in project so that the project members can start exchanging value with them.</text:p>
      <text:p text:style-name="Text_20_body">On assignment, all the associated Activities/SupplyingStores/SupplyingPools are filled by their equivalent elements from the Supplier. A multiplicity of one-to-one is assumed for all of these. The exchange negotiation process is started, but ideally for all of the elements as a whole, not for each activity individually. (We would need a new Form construct for this that aggregates all the Activity forms into one)</text:p>
      <text:p text:style-name="Text_20_body">9. As a project custodian, when planning on a project has been completed, I want all collaborating participants, including myself, to commit to the times, locations and quantitiesm so that subsequent planning can be based on accurate data.</text:p>
      <text:p text:style-name="Text_20_body">The prerequisite for this is that all exchanges being negotiated are in a state where the Supplier has made a promise. After this user story, the implied resource flows can be used in subsequent planning activities. It may be a good idea to persist these changes to the BlockChain as a type of "freezing" of funds. It is conceivable that other parties may want to know if their potential collaborator is indeed <text:s/>in the position to fulfil<text:span text:style-name="T53">l</text:span> certain requests.</text:p>
      <text:p text:style-name="Text_20_body"><text:soft-page-break/>10. As a project custodian, when a given milestone has been reached, I want relevant flow of value to be effected so that the inventory levels on the stores and pools used reflect the current state of affairs accurately.</text:p>
      <text:p text:style-name="Text_20_body">Each resource flow in a Collaboration would be effected on a given milestone. This may not always be at the end of a Collaboration, thus we need some flexibility to ensure that Suppliers get paid as early as possible. All the affected flows should at this point write to the BlockChain.</text:p>
      <text:p text:style-name="Text_20_body">11. As a participant, I would like to find and evaluate potential suppliers in order to establish a long term trust relationships with them.</text:p>
      <text:p text:style-name="Text_20_body">The focus is once again on ValuePropositions here. However, the type of Collaboration we are looking at here is more of a ValueNetwork than a specific project. We are looking at more generic, long term patterns of exchange. From this perspective, a ValueNetwork becomes an abstraction for the type of Projects that can be performed, and the Roles provided by the ValueNetwork become potential populations from which participants can choose future collaborators. The thing to look out for however is that the multiplicity of potential Roles and ValueProposition runs away with us. The normal criteria (Location, Scores on ValueProposition measures) come into play here, excluding time. The user will have to select the specific ValueProposition <text:s/>under discussion, which means he/she would have to first select his own role in the ValueNetwork, and then the Role the participant that is being searched for.</text:p>
      <text:p text:style-name="Text_20_body">12. As a participant, I would like to establish a trust relationships with a potential supplier to make it easier for me to involve them in future projects.</text:p>
      <text:p text:style-name="Text_20_body">The user selects the provided ValueProposition instance and the system records that for that type of ValueProposition, the User is the receiver and the other party is the provider. Potential providers can be retrieved from the user's Facebook/Google+/LinkedIn profile. In such a case, no additional verification is required. In cases where this trust relationship is not yet manifested in existing social media, the user can request that we create such a connection, in which case we would have to delegate that part to the social platform selected. In the NRP platform, multiple trust relationships can be created against a single social media trust relationship, as these relationships are more fine grained.</text:p>
      <text:p text:style-name="Text_20_body">13. As a project custodian, when I start a new project I would like a request to go out to my list of matching trusted suppliers so that I can give them an opportunity to respond first.</text:p>
      <text:p text:style-name="Text_20_body">Again, the system simply starts the exchange process for each Activity in the project.</text:p>
      <text:p text:style-name="Text_20_body">14. As a project custodian, when I assign a supplier to an activity/supplyingStore/supplyingPool I would like the list of matching trusted suppliers to be directly available so that I can easily select them, bypassing a potentially cumbersome search process.</text:p>
      <text:p text:style-name="Text_20_body">Just a dropdown of some sort to make sure the trusted participants are more readily available. The level of accuracy of the matchin algorithm would depend on whether we use OptaPlanner here or no.</text:p>
      <text:p text:style-name="Text_20_body">15. As a project custodian, when I assign a supplier to a role on a project, I would like the list of matching trusted suppliers to be immediately available so that I can easily select them, bypassing a <text:soft-page-break/>potentially cumbersome search process.</text:p>
      <text:p text:style-name="Text_20_body">Same as above, but at the Role level.</text:p>
      <text:p text:style-name="Text_20_body">16. As a participant, I would like to regularly review my current trust relationships to ensure that they are indeed my optimal choices for future projects.</text:p>
      <text:p text:style-name="Text_20_body">Here we are interested in scoped ValuePropositions - only those where both parties of the ValueProposition are specified. Sometimes a supplier has a good performance overall, but could perform worse when exchanging with a particular participant. Both parties may want to end such a trust relationship.</text:p>
      <text:p text:style-name="Text_20_body">17. As a participant, I would like to end a trust relationship so that I don't accidentally exchange value with a participant I do not have an optimal relationship wit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07:38:33.112027177</meta:creation-date>
    <dc:date>2016-03-03T08:56:49.865172461</dc:date>
    <meta:editing-duration>P3DT21H13M31S</meta:editing-duration>
    <meta:editing-cycles>20</meta:editing-cycles>
    <meta:generator>LibreOffice/5.0.5.2$Linux_X86_64 LibreOffice_project/00m0$Build-2</meta:generator>
    <meta:document-statistic meta:table-count="0" meta:image-count="0" meta:object-count="0" meta:page-count="19" meta:paragraph-count="220" meta:word-count="8541" meta:character-count="55072" meta:non-whitespace-character-count="46712"/>
  </office:meta>
</office:document-meta>
</file>